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Adj. Fidelity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803486" calcext:value-type="float">
            <text:p>0.000000803486</text:p>
          </table:table-cell>
          <table:table-cell table:formula="of:=IF([.B2]=0; 0; LN([.B2]/(1-[.B2])))" office:value-type="float" office:value="-14.0343052722053" calcext:value-type="float">
            <text:p>-14.0343052722053</text:p>
          </table:table-cell>
          <table:table-cell table:formula="of:=IF([.B2]=0; 0; IF([.B2]=1; 1; 1/(1+EXP(-[.C2]-0.543369445854449))))" office:value-type="float" office:value="0.00000138344027272675" calcext:value-type="float">
            <text:p>1.38344027272675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]=0; 0; LN([.B3]/(1-[.B3])))" office:value-type="float" office:value="0" calcext:value-type="float">
            <text:p>0</text:p>
          </table:table-cell>
          <table:table-cell table:formula="of:=IF([.B3]=0; 0; IF([.B3]=1; 1; 1/(1+EXP(-[.C3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48279" calcext:value-type="float">
            <text:p>0.000348279</text:p>
          </table:table-cell>
          <table:table-cell table:formula="of:=IF([.B4]=0; 0; LN([.B4]/(1-[.B4])))" office:value-type="float" office:value="-7.96215833559778" calcext:value-type="float">
            <text:p>-7.96215833559778</text:p>
          </table:table-cell>
          <table:table-cell table:formula="of:=IF([.B4]=0; 0; IF([.B4]=1; 1; 1/(1+EXP(-[.C4]-0.543369445854449))))" office:value-type="float" office:value="0.000599515586234902" calcext:value-type="float">
            <text:p>0.000599515586234902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909049" calcext:value-type="float">
            <text:p>0.00909049</text:p>
          </table:table-cell>
          <table:table-cell table:formula="of:=IF([.B5]=0; 0; LN([.B5]/(1-[.B5])))" office:value-type="float" office:value="-4.69139440622747" calcext:value-type="float">
            <text:p>-4.69139440622747</text:p>
          </table:table-cell>
          <table:table-cell table:formula="of:=IF([.B5]=0; 0; IF([.B5]=1; 1; 1/(1+EXP(-[.C5]-0.543369445854449))))" office:value-type="float" office:value="0.0155499618916595" calcext:value-type="float">
            <text:p>0.015549961891659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0536" calcext:value-type="float">
            <text:p>0.00010536</text:p>
          </table:table-cell>
          <table:table-cell table:formula="of:=IF([.B6]=0; 0; LN([.B6]/(1-[.B6])))" office:value-type="float" office:value="-9.15802213497849" calcext:value-type="float">
            <text:p>-9.15802213497849</text:p>
          </table:table-cell>
          <table:table-cell table:formula="of:=IF([.B6]=0; 0; IF([.B6]=1; 1; 1/(1+EXP(-[.C6]-0.543369445854449))))" office:value-type="float" office:value="0.000181394906323023" calcext:value-type="float">
            <text:p>0.000181394906323023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06612" calcext:value-type="float">
            <text:p>0.0000406612</text:p>
          </table:table-cell>
          <table:table-cell table:formula="of:=IF([.B7]=0; 0; LN([.B7]/(1-[.B7])))" office:value-type="float" office:value="-10.110195575138" calcext:value-type="float">
            <text:p>-10.110195575138</text:p>
          </table:table-cell>
          <table:table-cell table:formula="of:=IF([.B7]=0; 0; IF([.B7]=1; 1; 1/(1+EXP(-[.C7]-0.543369445854449))))" office:value-type="float" office:value="0.0000700083428057734" calcext:value-type="float">
            <text:p>7.00083428057734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549434" calcext:value-type="float">
            <text:p>0.0000549434</text:p>
          </table:table-cell>
          <table:table-cell table:formula="of:=IF([.B8]=0; 0; LN([.B8]/(1-[.B8])))" office:value-type="float" office:value="-9.80915204860906" calcext:value-type="float">
            <text:p>-9.80915204860906</text:p>
          </table:table-cell>
          <table:table-cell table:formula="of:=IF([.B8]=0; 0; IF([.B8]=1; 1; 1/(1+EXP(-[.C8]-0.543369445854449))))" office:value-type="float" office:value="0.0000945977179878647" calcext:value-type="float">
            <text:p>9.45977179878647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940816" calcext:value-type="float">
            <text:p>0.00940816</text:p>
          </table:table-cell>
          <table:table-cell table:formula="of:=IF([.B9]=0; 0; LN([.B9]/(1-[.B9])))" office:value-type="float" office:value="-4.65672518487397" calcext:value-type="float">
            <text:p>-4.65672518487397</text:p>
          </table:table-cell>
          <table:table-cell table:formula="of:=IF([.B9]=0; 0; IF([.B9]=1; 1; 1/(1+EXP(-[.C9]-0.543369445854449))))" office:value-type="float" office:value="0.016089694928307" calcext:value-type="float">
            <text:p>0.01608969492830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53164" calcext:value-type="float">
            <text:p>0.000353164</text:p>
          </table:table-cell>
          <table:table-cell table:formula="of:=IF([.B10]=0; 0; LN([.B10]/(1-[.B10])))" office:value-type="float" office:value="-7.94822479330692" calcext:value-type="float">
            <text:p>-7.94822479330692</text:p>
          </table:table-cell>
          <table:table-cell table:formula="of:=IF([.B10]=0; 0; IF([.B10]=1; 1; 1/(1+EXP(-[.C10]-0.543369445854449))))" office:value-type="float" office:value="0.000607922315556504" calcext:value-type="float">
            <text:p>0.000607922315556504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1]=0; 0; LN([.B11]/(1-[.B11])))" office:value-type="float" office:value="0" calcext:value-type="float">
            <text:p>0</text:p>
          </table:table-cell>
          <table:table-cell table:formula="of:=IF([.B11]=0; 0; IF([.B11]=1; 1; 1/(1+EXP(-[.C11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 0; LN([.B12]/(1-[.B12])))" office:value-type="float" office:value="0" calcext:value-type="float">
            <text:p>0</text:p>
          </table:table-cell>
          <table:table-cell table:formula="of:=IF([.B12]=0; 0; IF([.B12]=1; 1; 1/(1+EXP(-[.C12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35416" calcext:value-type="float">
            <text:p>0.0000035416</text:p>
          </table:table-cell>
          <table:table-cell table:formula="of:=IF([.B13]=0; 0; LN([.B13]/(1-[.B13])))" office:value-type="float" office:value="-12.5509284139222" calcext:value-type="float">
            <text:p>-12.5509284139222</text:p>
          </table:table-cell>
          <table:table-cell table:formula="of:=IF([.B13]=0; 0; IF([.B13]=1; 1; 1/(1+EXP(-[.C13]-0.543369445854449))))" office:value-type="float" office:value="0.00000609790635620579" calcext:value-type="float">
            <text:p>6.09790635620579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602761" calcext:value-type="float">
            <text:p>0.000000602761</text:p>
          </table:table-cell>
          <table:table-cell table:formula="of:=IF([.B14]=0; 0; LN([.B14]/(1-[.B14])))" office:value-type="float" office:value="-14.3217444676015" calcext:value-type="float">
            <text:p>-14.3217444676015</text:p>
          </table:table-cell>
          <table:table-cell table:formula="of:=IF([.B14]=0; 0; IF([.B14]=1; 1; 1/(1+EXP(-[.C14]-0.543369445854449))))" office:value-type="float" office:value="0.00000103783259825885" calcext:value-type="float">
            <text:p>1.03783259825885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26555" calcext:value-type="float">
            <text:p>0.0000126555</text:p>
          </table:table-cell>
          <table:table-cell table:formula="of:=IF([.B15]=0; 0; LN([.B15]/(1-[.B15])))" office:value-type="float" office:value="-11.2774059990925" calcext:value-type="float">
            <text:p>-11.2774059990925</text:p>
          </table:table-cell>
          <table:table-cell table:formula="of:=IF([.B15]=0; 0; IF([.B15]=1; 1; 1/(1+EXP(-[.C15]-0.543369445854449))))" office:value-type="float" office:value="0.0000217900232174542" calcext:value-type="float">
            <text:p>2.17900232174542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425736" calcext:value-type="float">
            <text:p>0.000425736</text:p>
          </table:table-cell>
          <table:table-cell table:formula="of:=IF([.B16]=0; 0; LN([.B16]/(1-[.B16])))" office:value-type="float" office:value="-7.76126529545823" calcext:value-type="float">
            <text:p>-7.76126529545823</text:p>
          </table:table-cell>
          <table:table-cell table:formula="of:=IF([.B16]=0; 0; IF([.B16]=1; 1; 1/(1+EXP(-[.C16]-0.543369445854449))))" office:value-type="float" office:value="0.00073280646325373" calcext:value-type="float">
            <text:p>0.00073280646325373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7]=0; 0; LN([.B17]/(1-[.B17])))" office:value-type="float" office:value="0" calcext:value-type="float">
            <text:p>0</text:p>
          </table:table-cell>
          <table:table-cell table:formula="of:=IF([.B17]=0; 0; IF([.B17]=1; 1; 1/(1+EXP(-[.C17]-0.543369445854449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194048" calcext:value-type="float">
            <text:p>0.00000194048</text:p>
          </table:table-cell>
          <table:table-cell table:formula="of:=IF([.B18]=0; 0; LN([.B18]/(1-[.B18])))" office:value-type="float" office:value="-13.1525732523307" calcext:value-type="float">
            <text:p>-13.1525732523307</text:p>
          </table:table-cell>
          <table:table-cell table:formula="of:=IF([.B18]=0; 0; IF([.B18]=1; 1; 1/(1+EXP(-[.C18]-0.543369445854449))))" office:value-type="float" office:value="0.00000334111108006269" calcext:value-type="float">
            <text:p>3.34111108006269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135019" calcext:value-type="float">
            <text:p>0.0000000135019</text:p>
          </table:table-cell>
          <table:table-cell table:formula="of:=IF([.B19]=0; 0; LN([.B19]/(1-[.B19])))" office:value-type="float" office:value="-18.1204354071624" calcext:value-type="float">
            <text:p>-18.1204354071624</text:p>
          </table:table-cell>
          <table:table-cell table:formula="of:=IF([.B19]=0; 0; IF([.B19]=1; 1; 1/(1+EXP(-[.C19]-0.543369445854449))))" office:value-type="float" office:value="0.00000002324755237716" calcext:value-type="float">
            <text:p>2.32475523771567E-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44611" calcext:value-type="float">
            <text:p>0.00000044611</text:p>
          </table:table-cell>
          <table:table-cell table:formula="of:=IF([.B20]=0; 0; LN([.B20]/(1-[.B20])))" office:value-type="float" office:value="-14.6226998324548" calcext:value-type="float">
            <text:p>-14.6226998324548</text:p>
          </table:table-cell>
          <table:table-cell table:formula="of:=IF([.B20]=0; 0; IF([.B20]=1; 1; 1/(1+EXP(-[.C20]-0.543369445854449))))" office:value-type="float" office:value="0.00000076811132896696" calcext:value-type="float">
            <text:p>7.68111328966959E-0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250711" calcext:value-type="float">
            <text:p>0.00000250711</text:p>
          </table:table-cell>
          <table:table-cell table:formula="of:=IF([.B21]=0; 0; LN([.B21]/(1-[.B21])))" office:value-type="float" office:value="-12.8963773554936" calcext:value-type="float">
            <text:p>-12.8963773554936</text:p>
          </table:table-cell>
          <table:table-cell table:formula="of:=IF([.B21]=0; 0; IF([.B21]=1; 1; 1/(1+EXP(-[.C21]-0.543369445854449))))" office:value-type="float" office:value="0.00000431673069240649" calcext:value-type="float">
            <text:p>4.31673069240649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0383653" calcext:value-type="float">
            <text:p>0.00000000383653</text:p>
          </table:table-cell>
          <table:table-cell table:formula="of:=IF([.B22]=0; 0; LN([.B22]/(1-[.B22])))" office:value-type="float" office:value="-19.3786975208776" calcext:value-type="float">
            <text:p>-19.3786975208776</text:p>
          </table:table-cell>
          <table:table-cell table:formula="of:=IF([.B22]=0; 0; IF([.B22]=1; 1; 1/(1+EXP(-[.C22]-0.543369445854449))))" office:value-type="float" office:value="0.00000000660573198911" calcext:value-type="float">
            <text:p>6.60573198910983E-0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905929" calcext:value-type="float">
            <text:p>0.0000905929</text:p>
          </table:table-cell>
          <table:table-cell table:formula="of:=IF([.B23]=0; 0; LN([.B23]/(1-[.B23])))" office:value-type="float" office:value="-9.30904411742828" calcext:value-type="float">
            <text:p>-9.30904411742828</text:p>
          </table:table-cell>
          <table:table-cell table:formula="of:=IF([.B23]=0; 0; IF([.B23]=1; 1; 1/(1+EXP(-[.C23]-0.543369445854449))))" office:value-type="float" office:value="0.000155972529952456" calcext:value-type="float">
            <text:p>0.00015597252995245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596189" calcext:value-type="float">
            <text:p>0.0596189</text:p>
          </table:table-cell>
          <table:table-cell table:formula="of:=IF([.B24]=0; 0; LN([.B24]/(1-[.B24])))" office:value-type="float" office:value="-2.75831258073802" calcext:value-type="float">
            <text:p>-2.75831258073802</text:p>
          </table:table-cell>
          <table:table-cell table:formula="of:=IF([.B24]=0; 0; IF([.B24]=1; 1; 1/(1+EXP(-[.C24]-0.543369445854449))))" office:value-type="float" office:value="0.0984165935175865" calcext:value-type="float">
            <text:p>0.098416593517586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08197" calcext:value-type="float">
            <text:p>0.000208197</text:p>
          </table:table-cell>
          <table:table-cell table:formula="of:=IF([.B25]=0; 0; LN([.B25]/(1-[.B25])))" office:value-type="float" office:value="-8.47681759243312" calcext:value-type="float">
            <text:p>-8.47681759243312</text:p>
          </table:table-cell>
          <table:table-cell table:formula="of:=IF([.B25]=0; 0; IF([.B25]=1; 1; 1/(1+EXP(-[.C25]-0.543369445854449))))" office:value-type="float" office:value="0.000358419442506888" calcext:value-type="float">
            <text:p>0.00035841944250688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975631" calcext:value-type="float">
            <text:p>0.00975631</text:p>
          </table:table-cell>
          <table:table-cell table:formula="of:=IF([.B26]=0; 0; LN([.B26]/(1-[.B26])))" office:value-type="float" office:value="-4.62003680918687" calcext:value-type="float">
            <text:p>-4.62003680918687</text:p>
          </table:table-cell>
          <table:table-cell table:formula="of:=IF([.B26]=0; 0; IF([.B26]=1; 1; 1/(1+EXP(-[.C26]-0.543369445854449))))" office:value-type="float" office:value="0.0166809323188691" calcext:value-type="float">
            <text:p>0.016680932318869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67597" calcext:value-type="float">
            <text:p>3.68E-06</text:p>
          </table:table-cell>
          <table:table-cell table:formula="of:=IF([.B27]=0; 0; LN([.B27]/(1-[.B27])))" office:value-type="float" office:value="-12.513689838572" calcext:value-type="float">
            <text:p>-12.513689838572</text:p>
          </table:table-cell>
          <table:table-cell table:formula="of:=IF([.B27]=0; 0; IF([.B27]=1; 1; 1/(1+EXP(-[.C27]-0.543369445854449))))" office:value-type="float" office:value="0.0000063292632296617" calcext:value-type="float">
            <text:p>6.3292632296617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69725" calcext:value-type="float">
            <text:p>0.069725</text:p>
          </table:table-cell>
          <table:table-cell table:formula="of:=IF([.B28]=0; 0; LN([.B28]/(1-[.B28])))" office:value-type="float" office:value="-2.59092130784817" calcext:value-type="float">
            <text:p>-2.59092130784817</text:p>
          </table:table-cell>
          <table:table-cell table:formula="of:=IF([.B28]=0; 0; IF([.B28]=1; 1; 1/(1+EXP(-[.C28]-0.543369445854449))))" office:value-type="float" office:value="0.114299985829161" calcext:value-type="float">
            <text:p>0.11429998582916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248302" calcext:value-type="float">
            <text:p>2.48E-09</text:p>
          </table:table-cell>
          <table:table-cell table:formula="of:=IF([.B29]=0; 0; LN([.B29]/(1-[.B29])))" office:value-type="float" office:value="-19.8137902731973" calcext:value-type="float">
            <text:p>-19.8137902731973</text:p>
          </table:table-cell>
          <table:table-cell table:formula="of:=IF([.B29]=0; 0; IF([.B29]=1; 1; 1/(1+EXP(-[.C29]-0.543369445854449))))" office:value-type="float" office:value="0.00000000427526036799" calcext:value-type="float">
            <text:p>4.27526036799499E-0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311871" calcext:value-type="float">
            <text:p>3.12E-05</text:p>
          </table:table-cell>
          <table:table-cell table:formula="of:=IF([.B30]=0; 0; LN([.B30]/(1-[.B30])))" office:value-type="float" office:value="-10.3754748225998" calcext:value-type="float">
            <text:p>-10.3754748225998</text:p>
          </table:table-cell>
          <table:table-cell table:formula="of:=IF([.B30]=0; 0; IF([.B30]=1; 1; 1/(1+EXP(-[.C30]-0.543369445854449))))" office:value-type="float" office:value="0.000053696696561699" calcext:value-type="float">
            <text:p>5.3696696561699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01176" calcext:value-type="float">
            <text:p>1.01E-05</text:p>
          </table:table-cell>
          <table:table-cell table:formula="of:=IF([.B31]=0; 0; LN([.B31]/(1-[.B31])))" office:value-type="float" office:value="-11.5012239587295" calcext:value-type="float">
            <text:p>-11.5012239587295</text:p>
          </table:table-cell>
          <table:table-cell table:formula="of:=IF([.B31]=0; 0; IF([.B31]=1; 1; 1/(1+EXP(-[.C31]-0.543369445854449))))" office:value-type="float" office:value="0.0000174203423615997" calcext:value-type="float">
            <text:p>1.74203423615997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325208" calcext:value-type="float">
            <text:p>3.25E-05</text:p>
          </table:table-cell>
          <table:table-cell table:formula="of:=IF([.B32]=0; 0; LN([.B32]/(1-[.B32])))" office:value-type="float" office:value="-10.3335981520124" calcext:value-type="float">
            <text:p>-10.3335981520124</text:p>
          </table:table-cell>
          <table:table-cell table:formula="of:=IF([.B32]=0; 0; IF([.B32]=1; 1; 1/(1+EXP(-[.C32]-0.543369445854449))))" office:value-type="float" office:value="0.0000559929537701188" calcext:value-type="float">
            <text:p>5.59929537701188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2774" calcext:value-type="float">
            <text:p>0.012774</text:p>
          </table:table-cell>
          <table:table-cell table:formula="of:=IF([.B33]=0; 0; LN([.B33]/(1-[.B33])))" office:value-type="float" office:value="-4.34748713477998" calcext:value-type="float">
            <text:p>-4.34748713477998</text:p>
          </table:table-cell>
          <table:table-cell table:formula="of:=IF([.B33]=0; 0; IF([.B33]=1; 1; 1/(1+EXP(-[.C33]-0.543369445854449))))" office:value-type="float" office:value="0.0217933154635765" calcext:value-type="float">
            <text:p>0.021793315463576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395919" calcext:value-type="float">
            <text:p>0.000395919</text:p>
          </table:table-cell>
          <table:table-cell table:formula="of:=IF([.B34]=0; 0; LN([.B34]/(1-[.B34])))" office:value-type="float" office:value="-7.83390491568999" calcext:value-type="float">
            <text:p>-7.83390491568999</text:p>
          </table:table-cell>
          <table:table-cell table:formula="of:=IF([.B34]=0; 0; IF([.B34]=1; 1; 1/(1+EXP(-[.C34]-0.543369445854449))))" office:value-type="float" office:value="0.000681498028177075" calcext:value-type="float">
            <text:p>0.00068149802817707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237264" calcext:value-type="float">
            <text:p>2.37E-06</text:p>
          </table:table-cell>
          <table:table-cell table:formula="of:=IF([.B35]=0; 0; LN([.B35]/(1-[.B35])))" office:value-type="float" office:value="-12.9515049260768" calcext:value-type="float">
            <text:p>-12.9515049260768</text:p>
          </table:table-cell>
          <table:table-cell table:formula="of:=IF([.B35]=0; 0; IF([.B35]=1; 1; 1/(1+EXP(-[.C35]-0.543369445854449))))" office:value-type="float" office:value="0.00000408520124929718" calcext:value-type="float">
            <text:p>4.08520124929718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964381" calcext:value-type="float">
            <text:p>9.64E-06</text:p>
          </table:table-cell>
          <table:table-cell table:formula="of:=IF([.B36]=0; 0; LN([.B36]/(1-[.B36])))" office:value-type="float" office:value="-11.5491846553517" calcext:value-type="float">
            <text:p>-11.5491846553517</text:p>
          </table:table-cell>
          <table:table-cell table:formula="of:=IF([.B36]=0; 0; IF([.B36]=1; 1; 1/(1+EXP(-[.C36]-0.543369445854449))))" office:value-type="float" office:value="0.0000166045830357098" calcext:value-type="float">
            <text:p>1.66045830357098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678443" calcext:value-type="float">
            <text:p>6.78E-06</text:p>
          </table:table-cell>
          <table:table-cell table:formula="of:=IF([.B37]=0; 0; LN([.B37]/(1-[.B37])))" office:value-type="float" office:value="-11.9008734925964" calcext:value-type="float">
            <text:p>-11.9008734925964</text:p>
          </table:table-cell>
          <table:table-cell table:formula="of:=IF([.B37]=0; 0; IF([.B37]=1; 1; 1/(1+EXP(-[.C37]-0.543369445854449))))" office:value-type="float" office:value="0.0000116813649156499" calcext:value-type="float">
            <text:p>1.16813649156499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14554" calcext:value-type="float">
            <text:p>0.00114554</text:p>
          </table:table-cell>
          <table:table-cell table:formula="of:=IF([.B38]=0; 0; LN([.B38]/(1-[.B38])))" office:value-type="float" office:value="-6.77073294079869" calcext:value-type="float">
            <text:p>-6.77073294079869</text:p>
          </table:table-cell>
          <table:table-cell table:formula="of:=IF([.B38]=0; 0; IF([.B38]=1; 1; 1/(1+EXP(-[.C38]-0.543369445854449))))" office:value-type="float" office:value="0.00197075965457703" calcext:value-type="float">
            <text:p>0.00197075965457703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223343" calcext:value-type="float">
            <text:p>2.23E-07</text:p>
          </table:table-cell>
          <table:table-cell table:formula="of:=IF([.B39]=0; 0; LN([.B39]/(1-[.B39])))" office:value-type="float" office:value="-15.3145569072411" calcext:value-type="float">
            <text:p>-15.3145569072411</text:p>
          </table:table-cell>
          <table:table-cell table:formula="of:=IF([.B39]=0; 0; IF([.B39]=1; 1; 1/(1+EXP(-[.C39]-0.543369445854449))))" office:value-type="float" office:value="0.0000003845516041556" calcext:value-type="float">
            <text:p>3.845516041556E-0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351172" calcext:value-type="float">
            <text:p>3.51E-05</text:p>
          </table:table-cell>
          <table:table-cell table:formula="of:=IF([.B40]=0; 0; LN([.B40]/(1-[.B40])))" office:value-type="float" office:value="-10.2567844012106" calcext:value-type="float">
            <text:p>-10.2567844012106</text:p>
          </table:table-cell>
          <table:table-cell table:formula="of:=IF([.B40]=0; 0; IF([.B40]=1; 1; 1/(1+EXP(-[.C40]-0.543369445854449))))" office:value-type="float" office:value="0.0000604632134264997" calcext:value-type="float">
            <text:p>6.04632134264997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984853" calcext:value-type="float">
            <text:p>0.00984853</text:p>
          </table:table-cell>
          <table:table-cell table:formula="of:=IF([.B41]=0; 0; LN([.B41]/(1-[.B41])))" office:value-type="float" office:value="-4.6105357259572" calcext:value-type="float">
            <text:p>-4.6105357259572</text:p>
          </table:table-cell>
          <table:table-cell table:formula="of:=IF([.B41]=0; 0; IF([.B41]=1; 1; 1/(1+EXP(-[.C41]-0.543369445854449))))" office:value-type="float" office:value="0.0168374932943136" calcext:value-type="float">
            <text:p>0.0168374932943136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32029" calcext:value-type="float">
            <text:p>0.000232029</text:p>
          </table:table-cell>
          <table:table-cell table:formula="of:=IF([.B42]=0; 0; LN([.B42]/(1-[.B42])))" office:value-type="float" office:value="-8.36841613818692" calcext:value-type="float">
            <text:p>-8.36841613818692</text:p>
          </table:table-cell>
          <table:table-cell table:formula="of:=IF([.B42]=0; 0; IF([.B42]=1; 1; 1/(1+EXP(-[.C42]-0.543369445854449))))" office:value-type="float" office:value="0.000399440311295945" calcext:value-type="float">
            <text:p>0.0003994403112959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3]=0; 0; LN([.B43]/(1-[.B43])))" office:value-type="float" office:value="0" calcext:value-type="float">
            <text:p>0</text:p>
          </table:table-cell>
          <table:table-cell table:formula="of:=IF([.B43]=0; 0; IF([.B43]=1; 1; 1/(1+EXP(-[.C43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804165" calcext:value-type="float">
            <text:p>8.04E-07</text:p>
          </table:table-cell>
          <table:table-cell table:formula="of:=IF([.B44]=0; 0; LN([.B44]/(1-[.B44])))" office:value-type="float" office:value="-14.0334605607771" calcext:value-type="float">
            <text:p>-14.0334605607771</text:p>
          </table:table-cell>
          <table:table-cell table:formula="of:=IF([.B44]=0; 0; IF([.B44]=1; 1; 1/(1+EXP(-[.C44]-0.543369445854449))))" office:value-type="float" office:value="0.00000138460937262387" calcext:value-type="float">
            <text:p>1.38460937262387E-06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21004" calcext:value-type="float">
            <text:p>2.10E-08</text:p>
          </table:table-cell>
          <table:table-cell table:formula="of:=IF([.B45]=0; 0; LN([.B45]/(1-[.B45])))" office:value-type="float" office:value="-17.6785529201668" calcext:value-type="float">
            <text:p>-17.6785529201668</text:p>
          </table:table-cell>
          <table:table-cell table:formula="of:=IF([.B45]=0; 0; IF([.B45]=1; 1; 1/(1+EXP(-[.C45]-0.543369445854449))))" office:value-type="float" office:value="0.00000003616465738049" calcext:value-type="float">
            <text:p>3.61646573804945E-08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542946" calcext:value-type="float">
            <text:p>5.43E-05</text:p>
          </table:table-cell>
          <table:table-cell table:formula="of:=IF([.B46]=0; 0; LN([.B46]/(1-[.B46])))" office:value-type="float" office:value="-9.82103148740942" calcext:value-type="float">
            <text:p>-9.82103148740942</text:p>
          </table:table-cell>
          <table:table-cell table:formula="of:=IF([.B46]=0; 0; IF([.B46]=1; 1; 1/(1+EXP(-[.C46]-0.543369445854449))))" office:value-type="float" office:value="0.0000934807031279747" calcext:value-type="float">
            <text:p>9.34807031279747E-05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824866" calcext:value-type="float">
            <text:p>8.25E-05</text:p>
          </table:table-cell>
          <table:table-cell table:formula="of:=IF([.B47]=0; 0; LN([.B47]/(1-[.B47])))" office:value-type="float" office:value="-9.4027922120561" calcext:value-type="float">
            <text:p>-9.4027922120561</text:p>
          </table:table-cell>
          <table:table-cell table:formula="of:=IF([.B47]=0; 0; IF([.B47]=1; 1; 1/(1+EXP(-[.C47]-0.543369445854449))))" office:value-type="float" office:value="0.000142016857425568" calcext:value-type="float">
            <text:p>0.000142016857425568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00762" calcext:value-type="float">
            <text:p>1.01E-06</text:p>
          </table:table-cell>
          <table:table-cell table:formula="of:=IF([.B48]=0; 0; LN([.B48]/(1-[.B48])))" office:value-type="float" office:value="-13.807918435898" calcext:value-type="float">
            <text:p>-13.807918435898</text:p>
          </table:table-cell>
          <table:table-cell table:formula="of:=IF([.B48]=0; 0; IF([.B48]=1; 1; 1/(1+EXP(-[.C48]-0.543369445854449))))" office:value-type="float" office:value="0.00000173491744997509" calcext:value-type="float">
            <text:p>1.73491744997509E-06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925354" calcext:value-type="float">
            <text:p>9.25E-09</text:p>
          </table:table-cell>
          <table:table-cell table:formula="of:=IF([.B49]=0; 0; LN([.B49]/(1-[.B49])))" office:value-type="float" office:value="-18.4982596466778" calcext:value-type="float">
            <text:p>-18.4982596466778</text:p>
          </table:table-cell>
          <table:table-cell table:formula="of:=IF([.B49]=0; 0; IF([.B49]=1; 1; 1/(1+EXP(-[.C49]-0.543369445854449))))" office:value-type="float" office:value="0.00000001593273216983" calcext:value-type="float">
            <text:p>1.59327321698264E-08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237348" calcext:value-type="float">
            <text:p>2.37E-08</text:p>
          </table:table-cell>
          <table:table-cell table:formula="of:=IF([.B50]=0; 0; LN([.B50]/(1-[.B50])))" office:value-type="float" office:value="-17.5563234876184" calcext:value-type="float">
            <text:p>-17.5563234876184</text:p>
          </table:table-cell>
          <table:table-cell table:formula="of:=IF([.B50]=0; 0; IF([.B50]=1; 1; 1/(1+EXP(-[.C50]-0.543369445854449))))" office:value-type="float" office:value="0.00000004086654486301" calcext:value-type="float">
            <text:p>4.08665448630096E-08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341073" calcext:value-type="float">
            <text:p>3.41E-08</text:p>
          </table:table-cell>
          <table:table-cell table:formula="of:=IF([.B51]=0; 0; LN([.B51]/(1-[.B51])))" office:value-type="float" office:value="-17.1937543652144" calcext:value-type="float">
            <text:p>-17.1937543652144</text:p>
          </table:table-cell>
          <table:table-cell table:formula="of:=IF([.B51]=0; 0; IF([.B51]=1; 1; 1/(1+EXP(-[.C51]-0.543369445854449))))" office:value-type="float" office:value="0.00000005872590016223" calcext:value-type="float">
            <text:p>5.8725900162234E-08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04444" calcext:value-type="float">
            <text:p>0.00104444</text:p>
          </table:table-cell>
          <table:table-cell table:formula="of:=IF([.B52]=0; 0; LN([.B52]/(1-[.B52])))" office:value-type="float" office:value="-6.86322943656307" calcext:value-type="float">
            <text:p>-6.86322943656307</text:p>
          </table:table-cell>
          <table:table-cell table:formula="of:=IF([.B52]=0; 0; IF([.B52]=1; 1; 1/(1+EXP(-[.C52]-0.543369445854449))))" office:value-type="float" office:value="0.00179696065214962" calcext:value-type="float">
            <text:p>0.00179696065214962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92514" calcext:value-type="float">
            <text:p>3.93E-06</text:p>
          </table:table-cell>
          <table:table-cell table:formula="of:=IF([.B53]=0; 0; LN([.B53]/(1-[.B53])))" office:value-type="float" office:value="-12.4481046134285" calcext:value-type="float">
            <text:p>-12.4481046134285</text:p>
          </table:table-cell>
          <table:table-cell table:formula="of:=IF([.B53]=0; 0; IF([.B53]=1; 1; 1/(1+EXP(-[.C53]-0.543369445854449))))" office:value-type="float" office:value="0.00000675828143461877" calcext:value-type="float">
            <text:p>6.75828143461877E-06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08586" calcext:value-type="float">
            <text:p>0.00108586</text:p>
          </table:table-cell>
          <table:table-cell table:formula="of:=IF([.B54]=0; 0; LN([.B54]/(1-[.B54])))" office:value-type="float" office:value="-6.82429652925118" calcext:value-type="float">
            <text:p>-6.82429652925118</text:p>
          </table:table-cell>
          <table:table-cell table:formula="of:=IF([.B54]=0; 0; IF([.B54]=1; 1; 1/(1+EXP(-[.C54]-0.543369445854449))))" office:value-type="float" office:value="0.00186816801652168" calcext:value-type="float">
            <text:p>0.0018681680165216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5]=0; 0; LN([.B55]/(1-[.B55])))" office:value-type="float" office:value="0" calcext:value-type="float">
            <text:p>0</text:p>
          </table:table-cell>
          <table:table-cell table:formula="of:=IF([.B55]=0; 0; IF([.B55]=1; 1; 1/(1+EXP(-[.C55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6]=0; 0; LN([.B56]/(1-[.B56])))" office:value-type="float" office:value="0" calcext:value-type="float">
            <text:p>0</text:p>
          </table:table-cell>
          <table:table-cell table:formula="of:=IF([.B56]=0; 0; IF([.B56]=1; 1; 1/(1+EXP(-[.C56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7]=0; 0; LN([.B57]/(1-[.B57])))" office:value-type="float" office:value="0" calcext:value-type="float">
            <text:p>0</text:p>
          </table:table-cell>
          <table:table-cell table:formula="of:=IF([.B57]=0; 0; IF([.B57]=1; 1; 1/(1+EXP(-[.C57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487389" calcext:value-type="float">
            <text:p>0.0487389</text:p>
          </table:table-cell>
          <table:table-cell table:formula="of:=IF([.B58]=0; 0; LN([.B58]/(1-[.B58])))" office:value-type="float" office:value="-2.97131109875425" calcext:value-type="float">
            <text:p>-2.97131109875425</text:p>
          </table:table-cell>
          <table:table-cell table:formula="of:=IF([.B58]=0; 0; IF([.B58]=1; 1; 1/(1+EXP(-[.C58]-0.543369445854449))))" office:value-type="float" office:value="0.0810666713435924" calcext:value-type="float">
            <text:p>0.08106667134359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9]=0; 0; LN([.B59]/(1-[.B59])))" office:value-type="float" office:value="0" calcext:value-type="float">
            <text:p>0</text:p>
          </table:table-cell>
          <table:table-cell table:formula="of:=IF([.B59]=0; 0; IF([.B59]=1; 1; 1/(1+EXP(-[.C59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=0; 0; LN([.B60]/(1-[.B60])))" office:value-type="float" office:value="0" calcext:value-type="float">
            <text:p>0</text:p>
          </table:table-cell>
          <table:table-cell table:formula="of:=IF([.B60]=0; 0; IF([.B60]=1; 1; 1/(1+EXP(-[.C60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817987" calcext:value-type="float">
            <text:p>8.18E-05</text:p>
          </table:table-cell>
          <table:table-cell table:formula="of:=IF([.B61]=0; 0; LN([.B61]/(1-[.B61])))" office:value-type="float" office:value="-9.4111674048567" calcext:value-type="float">
            <text:p>-9.4111674048567</text:p>
          </table:table-cell>
          <table:table-cell table:formula="of:=IF([.B61]=0; 0; IF([.B61]=1; 1; 1/(1+EXP(-[.C61]-0.543369445854449))))" office:value-type="float" office:value="0.000140832572601952" calcext:value-type="float">
            <text:p>0.0001408325726019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=0; 0; LN([.B62]/(1-[.B62])))" office:value-type="float" office:value="0" calcext:value-type="float">
            <text:p>0</text:p>
          </table:table-cell>
          <table:table-cell table:formula="of:=IF([.B62]=0; 0; IF([.B62]=1; 1; 1/(1+EXP(-[.C62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3]=0; 0; LN([.B63]/(1-[.B63])))" office:value-type="float" office:value="0" calcext:value-type="float">
            <text:p>0</text:p>
          </table:table-cell>
          <table:table-cell table:formula="of:=IF([.B63]=0; 0; IF([.B63]=1; 1; 1/(1+EXP(-[.C63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685778" calcext:value-type="float">
            <text:p>6.86E-05</text:p>
          </table:table-cell>
          <table:table-cell table:formula="of:=IF([.B64]=0; 0; LN([.B64]/(1-[.B64])))" office:value-type="float" office:value="-9.58747311061591" calcext:value-type="float">
            <text:p>-9.58747311061591</text:p>
          </table:table-cell>
          <table:table-cell table:formula="of:=IF([.B64]=0; 0; IF([.B64]=1; 1; 1/(1+EXP(-[.C64]-0.543369445854449))))" office:value-type="float" office:value="0.000118071316015178" calcext:value-type="float">
            <text:p>0.000118071316015178</text:p>
          </table:table-cell>
          <table:table-cell table:number-columns-repeated="6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214195" calcext:value-type="float">
            <text:p>2.14E-09</text:p>
          </table:table-cell>
          <table:table-cell table:formula="of:=IF([.B65]=0; 0; LN([.B65]/(1-[.B65])))" office:value-type="float" office:value="-19.9615492057218" calcext:value-type="float">
            <text:p>-19.9615492057218</text:p>
          </table:table-cell>
          <table:table-cell table:formula="of:=IF([.B65]=0; 0; IF([.B65]=1; 1; 1/(1+EXP(-[.C65]-0.543369445854449))))" office:value-type="float" office:value="0.00000000368800651927" calcext:value-type="float">
            <text:p>3.6880065192714E-09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48893" calcext:value-type="float">
            <text:p>1.49E-05</text:p>
          </table:table-cell>
          <table:table-cell table:formula="of:=IF([.B66]=0; 0; LN([.B66]/(1-[.B66])))" office:value-type="float" office:value="-11.1148528343796" calcext:value-type="float">
            <text:p>-11.1148528343796</text:p>
          </table:table-cell>
          <table:table-cell table:formula="of:=IF([.B66]=0; 0; IF([.B66]=1; 1; 1/(1+EXP(-[.C66]-0.543369445854449))))" office:value-type="float" office:value="0.0000256361004771153" calcext:value-type="float">
            <text:p>2.56361004771153E-05</text:p>
          </table:table-cell>
          <table:table-cell table:number-columns-repeated="6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127605" calcext:value-type="float">
            <text:p>1.28E-08</text:p>
          </table:table-cell>
          <table:table-cell table:formula="of:=IF([.B67]=0; 0; LN([.B67]/(1-[.B67])))" office:value-type="float" office:value="-18.176911362084" calcext:value-type="float">
            <text:p>-18.176911362084</text:p>
          </table:table-cell>
          <table:table-cell table:formula="of:=IF([.B67]=0; 0; IF([.B67]=1; 1; 1/(1+EXP(-[.C67]-0.543369445854449))))" office:value-type="float" office:value="0.00000002197101091457" calcext:value-type="float">
            <text:p>2.19710109145719E-08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8409" calcext:value-type="float">
            <text:p>0.00038409</text:p>
          </table:table-cell>
          <table:table-cell table:formula="of:=IF([.B68]=0; 0; LN([.B68]/(1-[.B68])))" office:value-type="float" office:value="-7.86424949405662" calcext:value-type="float">
            <text:p>-7.86424949405662</text:p>
          </table:table-cell>
          <table:table-cell table:formula="of:=IF([.B68]=0; 0; IF([.B68]=1; 1; 1/(1+EXP(-[.C68]-0.543369445854449))))" office:value-type="float" office:value="0.000661142334521771" calcext:value-type="float">
            <text:p>0.000661142334521771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610938" calcext:value-type="float">
            <text:p>6.11E-07</text:p>
          </table:table-cell>
          <table:table-cell table:formula="of:=IF([.B69]=0; 0; LN([.B69]/(1-[.B69])))" office:value-type="float" office:value="-14.3082697449805" calcext:value-type="float">
            <text:p>-14.3082697449805</text:p>
          </table:table-cell>
          <table:table-cell table:formula="of:=IF([.B69]=0; 0; IF([.B69]=1; 1; 1/(1+EXP(-[.C69]-0.543369445854449))))" office:value-type="float" office:value="0.00000105191173312938" calcext:value-type="float">
            <text:p>1.05191173312938E-06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166448" calcext:value-type="float">
            <text:p>1.66E-07</text:p>
          </table:table-cell>
          <table:table-cell table:formula="of:=IF([.B70]=0; 0; LN([.B70]/(1-[.B70])))" office:value-type="float" office:value="-15.6085827221699" calcext:value-type="float">
            <text:p>-15.6085827221699</text:p>
          </table:table-cell>
          <table:table-cell table:formula="of:=IF([.B70]=0; 0; IF([.B70]=1; 1; 1/(1+EXP(-[.C70]-0.543369445854449))))" office:value-type="float" office:value="0.0000002865899000062" calcext:value-type="float">
            <text:p>2.86589900006197E-07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676279" calcext:value-type="float">
            <text:p>6.76E-07</text:p>
          </table:table-cell>
          <table:table-cell table:formula="of:=IF([.B71]=0; 0; LN([.B71]/(1-[.B71])))" office:value-type="float" office:value="-14.206659447877" calcext:value-type="float">
            <text:p>-14.206659447877</text:p>
          </table:table-cell>
          <table:table-cell table:formula="of:=IF([.B71]=0; 0; IF([.B71]=1; 1; 1/(1+EXP(-[.C71]-0.543369445854449))))" office:value-type="float" office:value="0.00000116441567134129" calcext:value-type="float">
            <text:p>1.16441567134129E-06</text:p>
          </table:table-cell>
          <table:table-cell table:number-columns-repeated="6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129491" calcext:value-type="float">
            <text:p>1.29E-08</text:p>
          </table:table-cell>
          <table:table-cell table:formula="of:=IF([.B72]=0; 0; LN([.B72]/(1-[.B72])))" office:value-type="float" office:value="-18.1622395363364" calcext:value-type="float">
            <text:p>-18.1622395363364</text:p>
          </table:table-cell>
          <table:table-cell table:formula="of:=IF([.B72]=0; 0; IF([.B72]=1; 1; 1/(1+EXP(-[.C72]-0.543369445854449))))" office:value-type="float" office:value="0.00000002229574212571" calcext:value-type="float">
            <text:p>2.22957421257124E-08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444241" calcext:value-type="float">
            <text:p>4.44E-05</text:p>
          </table:table-cell>
          <table:table-cell table:formula="of:=IF([.B73]=0; 0; LN([.B73]/(1-[.B73])))" office:value-type="float" office:value="-10.0216840179052" calcext:value-type="float">
            <text:p>-10.0216840179052</text:p>
          </table:table-cell>
          <table:table-cell table:formula="of:=IF([.B73]=0; 0; IF([.B73]=1; 1; 1/(1+EXP(-[.C73]-0.543369445854449))))" office:value-type="float" office:value="0.0000764869008986016" calcext:value-type="float">
            <text:p>7.64869008986016E-05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545126" calcext:value-type="float">
            <text:p>5.45E-06</text:p>
          </table:table-cell>
          <table:table-cell table:formula="of:=IF([.B74]=0; 0; LN([.B74]/(1-[.B74])))" office:value-type="float" office:value="-12.1196583320746" calcext:value-type="float">
            <text:p>-12.1196583320746</text:p>
          </table:table-cell>
          <table:table-cell table:formula="of:=IF([.B74]=0; 0; IF([.B74]=1; 1; 1/(1+EXP(-[.C74]-0.543369445854449))))" office:value-type="float" office:value="0.00000938593494016116" calcext:value-type="float">
            <text:p>9.38593494016116E-06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213971" calcext:value-type="float">
            <text:p>2.14E-06</text:p>
          </table:table-cell>
          <table:table-cell table:formula="of:=IF([.B75]=0; 0; LN([.B75]/(1-[.B75])))" office:value-type="float" office:value="-13.0548381124198" calcext:value-type="float">
            <text:p>-13.0548381124198</text:p>
          </table:table-cell>
          <table:table-cell table:formula="of:=IF([.B75]=0; 0; IF([.B75]=1; 1; 1/(1+EXP(-[.C75]-0.543369445854449))))" office:value-type="float" office:value="0.00000368414400615668" calcext:value-type="float">
            <text:p>3.68414400615668E-06</text:p>
          </table:table-cell>
          <table:table-cell table:number-columns-repeated="6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407595" calcext:value-type="float">
            <text:p>4.08E-10</text:p>
          </table:table-cell>
          <table:table-cell table:formula="of:=IF([.B76]=0; 0; LN([.B76]/(1-[.B76])))" office:value-type="float" office:value="-21.620747081176" calcext:value-type="float">
            <text:p>-21.620747081176</text:p>
          </table:table-cell>
          <table:table-cell table:formula="of:=IF([.B76]=0; 0; IF([.B76]=1; 1; 1/(1+EXP(-[.C76]-0.543369445854449))))" office:value-type="float" office:value="0.00000000070179650277" calcext:value-type="float">
            <text:p>7.01796502768146E-10</text:p>
          </table:table-cell>
          <table:table-cell table:number-columns-repeated="6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505931" calcext:value-type="float">
            <text:p>5.06E-05</text:p>
          </table:table-cell>
          <table:table-cell table:formula="of:=IF([.B77]=0; 0; LN([.B77]/(1-[.B77])))" office:value-type="float" office:value="-9.89164476022571" calcext:value-type="float">
            <text:p>-9.89164476022571</text:p>
          </table:table-cell>
          <table:table-cell table:formula="of:=IF([.B77]=0; 0; IF([.B77]=1; 1; 1/(1+EXP(-[.C77]-0.543369445854449))))" office:value-type="float" office:value="0.0000871079480627528" calcext:value-type="float">
            <text:p>8.71079480627528E-05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72866" calcext:value-type="float">
            <text:p>0.00172866</text:p>
          </table:table-cell>
          <table:table-cell table:formula="of:=IF([.B78]=0; 0; LN([.B78]/(1-[.B78])))" office:value-type="float" office:value="-6.35867858122121" calcext:value-type="float">
            <text:p>-6.35867858122121</text:p>
          </table:table-cell>
          <table:table-cell table:formula="of:=IF([.B78]=0; 0; IF([.B78]=1; 1; 1/(1+EXP(-[.C78]-0.543369445854449))))" office:value-type="float" office:value="0.00297269521519017" calcext:value-type="float">
            <text:p>0.00297269521519017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19702" calcext:value-type="float">
            <text:p>1.20E-05</text:p>
          </table:table-cell>
          <table:table-cell table:formula="of:=IF([.B79]=0; 0; LN([.B79]/(1-[.B79])))" office:value-type="float" office:value="-11.3330783598246" calcext:value-type="float">
            <text:p>-11.3330783598246</text:p>
          </table:table-cell>
          <table:table-cell table:formula="of:=IF([.B79]=0; 0; IF([.B79]=1; 1; 1/(1+EXP(-[.C79]-0.543369445854449))))" office:value-type="float" office:value="0.0000206100956055556" calcext:value-type="float">
            <text:p>2.06100956055556E-05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08217" calcext:value-type="float">
            <text:p>0.000108217</text:p>
          </table:table-cell>
          <table:table-cell table:formula="of:=IF([.B80]=0; 0; LN([.B80]/(1-[.B80])))" office:value-type="float" office:value="-9.13126386458649" calcext:value-type="float">
            <text:p>-9.13126386458649</text:p>
          </table:table-cell>
          <table:table-cell table:formula="of:=IF([.B80]=0; 0; IF([.B80]=1; 1; 1/(1+EXP(-[.C80]-0.543369445854449))))" office:value-type="float" office:value="0.000186313326690661" calcext:value-type="float">
            <text:p>0.000186313326690661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934373" calcext:value-type="float">
            <text:p>9.34E-06</text:p>
          </table:table-cell>
          <table:table-cell table:formula="of:=IF([.B81]=0; 0; LN([.B81]/(1-[.B81])))" office:value-type="float" office:value="-11.5807956840702" calcext:value-type="float">
            <text:p>-11.5807956840702</text:p>
          </table:table-cell>
          <table:table-cell table:formula="of:=IF([.B81]=0; 0; IF([.B81]=1; 1; 1/(1+EXP(-[.C81]-0.543369445854449))))" office:value-type="float" office:value="0.000016087912790985" calcext:value-type="float">
            <text:p>1.6087912790985E-05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9021" calcext:value-type="float">
            <text:p>1.90E-05</text:p>
          </table:table-cell>
          <table:table-cell table:formula="of:=IF([.B82]=0; 0; LN([.B82]/(1-[.B82])))" office:value-type="float" office:value="-10.8699479048127" calcext:value-type="float">
            <text:p>-10.8699479048127</text:p>
          </table:table-cell>
          <table:table-cell table:formula="of:=IF([.B82]=0; 0; IF([.B82]=1; 1; 1/(1+EXP(-[.C82]-0.543369445854449))))" office:value-type="float" office:value="0.000032749881658313" calcext:value-type="float">
            <text:p>3.2749881658313E-05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206737" calcext:value-type="float">
            <text:p>2.07E-07</text:p>
          </table:table-cell>
          <table:table-cell table:formula="of:=IF([.B83]=0; 0; LN([.B83]/(1-[.B83])))" office:value-type="float" office:value="-15.3918181761543" calcext:value-type="float">
            <text:p>-15.3918181761543</text:p>
          </table:table-cell>
          <table:table-cell table:formula="of:=IF([.B83]=0; 0; IF([.B83]=1; 1; 1/(1+EXP(-[.C83]-0.543369445854449))))" office:value-type="float" office:value="0.00000035595942537367" calcext:value-type="float">
            <text:p>3.55959425373666E-07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29038" calcext:value-type="float">
            <text:p>1.29E-06</text:p>
          </table:table-cell>
          <table:table-cell table:formula="of:=IF([.B84]=0; 0; LN([.B84]/(1-[.B84])))" office:value-type="float" office:value="-13.5605725189447" calcext:value-type="float">
            <text:p>-13.5605725189447</text:p>
          </table:table-cell>
          <table:table-cell table:formula="of:=IF([.B84]=0; 0; IF([.B84]=1; 1; 1/(1+EXP(-[.C84]-0.543369445854449))))" office:value-type="float" office:value="0.00000222177241637671" calcext:value-type="float">
            <text:p>2.22177241637671E-06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1618" calcext:value-type="float">
            <text:p>0.41618</text:p>
          </table:table-cell>
          <table:table-cell table:formula="of:=IF([.B85]=0; 0; LN([.B85]/(1-[.B85])))" office:value-type="float" office:value="-0.338474857156218" calcext:value-type="float">
            <text:p>-0.338474857156218</text:p>
          </table:table-cell>
          <table:table-cell table:formula="of:=IF([.B85]=0; 0; IF([.B85]=1; 1; 1/(1+EXP(-[.C85]-0.543369445854449))))" office:value-type="float" office:value="0.551045191283149" calcext:value-type="float">
            <text:p>0.551045191283149</text:p>
          </table:table-cell>
          <table:table-cell table:number-columns-repeated="6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319061" calcext:value-type="float">
            <text:p>0.00319061</text:p>
          </table:table-cell>
          <table:table-cell table:formula="of:=IF([.B86]=0; 0; LN([.B86]/(1-[.B86])))" office:value-type="float" office:value="-5.7443474470467" calcext:value-type="float">
            <text:p>-5.7443474470467</text:p>
          </table:table-cell>
          <table:table-cell table:formula="of:=IF([.B86]=0; 0; IF([.B86]=1; 1; 1/(1+EXP(-[.C86]-0.543369445854449))))" office:value-type="float" office:value="0.0054809653098444" calcext:value-type="float">
            <text:p>0.0054809653098444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816575" calcext:value-type="float">
            <text:p>8.17E-07</text:p>
          </table:table-cell>
          <table:table-cell table:formula="of:=IF([.B87]=0; 0; LN([.B87]/(1-[.B87])))" office:value-type="float" office:value="-14.0181462566983" calcext:value-type="float">
            <text:p>-14.0181462566983</text:p>
          </table:table-cell>
          <table:table-cell table:formula="of:=IF([.B87]=0; 0; IF([.B87]=1; 1; 1/(1+EXP(-[.C87]-0.543369445854449))))" office:value-type="float" office:value="0.00000140597686833253" calcext:value-type="float">
            <text:p>1.40597686833253E-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8]=0; 0; LN([.B88]/(1-[.B88])))" office:value-type="float" office:value="0" calcext:value-type="float">
            <text:p>0</text:p>
          </table:table-cell>
          <table:table-cell table:formula="of:=IF([.B88]=0; 0; IF([.B88]=1; 1; 1/(1+EXP(-[.C88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47415" calcext:value-type="float">
            <text:p>0.000247415</text:p>
          </table:table-cell>
          <table:table-cell table:formula="of:=IF([.B89]=0; 0; LN([.B89]/(1-[.B89])))" office:value-type="float" office:value="-8.3041960236739" calcext:value-type="float">
            <text:p>-8.3041960236739</text:p>
          </table:table-cell>
          <table:table-cell table:formula="of:=IF([.B89]=0; 0; IF([.B89]=1; 1; 1/(1+EXP(-[.C89]-0.543369445854449))))" office:value-type="float" office:value="0.000425922739299625" calcext:value-type="float">
            <text:p>0.0004259227392996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0]=0; 0; LN([.B90]/(1-[.B90])))" office:value-type="float" office:value="0" calcext:value-type="float">
            <text:p>0</text:p>
          </table:table-cell>
          <table:table-cell table:formula="of:=IF([.B90]=0; 0; IF([.B90]=1; 1; 1/(1+EXP(-[.C90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27052" calcext:value-type="float">
            <text:p>2.71E-05</text:p>
          </table:table-cell>
          <table:table-cell table:formula="of:=IF([.B91]=0; 0; LN([.B91]/(1-[.B91])))" office:value-type="float" office:value="-10.5177225658857" calcext:value-type="float">
            <text:p>-10.5177225658857</text:p>
          </table:table-cell>
          <table:table-cell table:formula="of:=IF([.B91]=0; 0; IF([.B91]=1; 1; 1/(1+EXP(-[.C91]-0.543369445854449))))" office:value-type="float" office:value="0.000046577186429658" calcext:value-type="float">
            <text:p>4.6577186429658E-05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75567" calcext:value-type="float">
            <text:p>7.56E-05</text:p>
          </table:table-cell>
          <table:table-cell table:formula="of:=IF([.B92]=0; 0; LN([.B92]/(1-[.B92])))" office:value-type="float" office:value="-9.49041530815729" calcext:value-type="float">
            <text:p>-9.49041530815729</text:p>
          </table:table-cell>
          <table:table-cell table:formula="of:=IF([.B92]=0; 0; IF([.B92]=1; 1; 1/(1+EXP(-[.C92]-0.543369445854449))))" office:value-type="float" office:value="0.000130104058873654" calcext:value-type="float">
            <text:p>0.000130104058873654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199646" calcext:value-type="float">
            <text:p>2.00E-06</text:p>
          </table:table-cell>
          <table:table-cell table:formula="of:=IF([.B93]=0; 0; LN([.B93]/(1-[.B93])))" office:value-type="float" office:value="-13.1241329492432" calcext:value-type="float">
            <text:p>-13.1241329492432</text:p>
          </table:table-cell>
          <table:table-cell table:formula="of:=IF([.B93]=0; 0; IF([.B93]=1; 1; 1/(1+EXP(-[.C93]-0.543369445854449))))" office:value-type="float" office:value="0.00000343749709215064" calcext:value-type="float">
            <text:p>3.43749709215064E-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4]=0; 0; LN([.B94]/(1-[.B94])))" office:value-type="float" office:value="0" calcext:value-type="float">
            <text:p>0</text:p>
          </table:table-cell>
          <table:table-cell table:formula="of:=IF([.B94]=0; 0; IF([.B94]=1; 1; 1/(1+EXP(-[.C94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5]=0; 0; LN([.B95]/(1-[.B95])))" office:value-type="float" office:value="0" calcext:value-type="float">
            <text:p>0</text:p>
          </table:table-cell>
          <table:table-cell table:formula="of:=IF([.B95]=0; 0; IF([.B95]=1; 1; 1/(1+EXP(-[.C95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96761" calcext:value-type="float">
            <text:p>0.000196761</text:p>
          </table:table-cell>
          <table:table-cell table:formula="of:=IF([.B96]=0; 0; LN([.B96]/(1-[.B96])))" office:value-type="float" office:value="-8.53332398335626" calcext:value-type="float">
            <text:p>-8.53332398335626</text:p>
          </table:table-cell>
          <table:table-cell table:formula="of:=IF([.B96]=0; 0; IF([.B96]=1; 1; 1/(1+EXP(-[.C96]-0.543369445854449))))" office:value-type="float" office:value="0.000338734707875174" calcext:value-type="float">
            <text:p>0.000338734707875174</text:p>
          </table:table-cell>
          <table:table-cell table:number-columns-repeated="6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77765" calcext:value-type="float">
            <text:p>0.000177765</text:p>
          </table:table-cell>
          <table:table-cell table:formula="of:=IF([.B97]=0; 0; LN([.B97]/(1-[.B97])))" office:value-type="float" office:value="-8.63487032385368" calcext:value-type="float">
            <text:p>-8.63487032385368</text:p>
          </table:table-cell>
          <table:table-cell table:formula="of:=IF([.B97]=0; 0; IF([.B97]=1; 1; 1/(1+EXP(-[.C97]-0.543369445854449))))" office:value-type="float" office:value="0.000306036261591563" calcext:value-type="float">
            <text:p>0.000306036261591563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88003" calcext:value-type="float">
            <text:p>0.00288003</text:p>
          </table:table-cell>
          <table:table-cell table:formula="of:=IF([.B98]=0; 0; LN([.B98]/(1-[.B98])))" office:value-type="float" office:value="-5.84707038295536" calcext:value-type="float">
            <text:p>-5.84707038295536</text:p>
          </table:table-cell>
          <table:table-cell table:formula="of:=IF([.B98]=0; 0; IF([.B98]=1; 1; 1/(1+EXP(-[.C98]-0.543369445854449))))" office:value-type="float" office:value="0.00494854459775586" calcext:value-type="float">
            <text:p>0.0049485445977558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9]=0; 0; LN([.B99]/(1-[.B99])))" office:value-type="float" office:value="0" calcext:value-type="float">
            <text:p>0</text:p>
          </table:table-cell>
          <table:table-cell table:formula="of:=IF([.B99]=0; 0; IF([.B99]=1; 1; 1/(1+EXP(-[.C99]-0.543369445854449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30752" calcext:value-type="float">
            <text:p>0.00530752</text:p>
          </table:table-cell>
          <table:table-cell table:formula="of:=IF([.B100]=0; 0; LN([.B100]/(1-[.B100])))" office:value-type="float" office:value="-5.23330894122078" calcext:value-type="float">
            <text:p>-5.23330894122078</text:p>
          </table:table-cell>
          <table:table-cell table:formula="of:=IF([.B100]=0; 0; IF([.B100]=1; 1; 1/(1+EXP(-[.C100]-0.543369445854449))))" office:value-type="float" office:value="0.00910360498795183" calcext:value-type="float">
            <text:p>0.00910360498795183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84653" calcext:value-type="float">
            <text:p>1.85E-06</text:p>
          </table:table-cell>
          <table:table-cell table:formula="of:=IF([.B101]=0; 0; LN([.B101]/(1-[.B101])))" office:value-type="float" office:value="-13.2022005093004" calcext:value-type="float">
            <text:p>-13.2022005093004</text:p>
          </table:table-cell>
          <table:table-cell table:formula="of:=IF([.B101]=0; 0; IF([.B101]=1; 1; 1/(1+EXP(-[.C101]-0.543369445854449))))" office:value-type="float" office:value="0.00000317934854316313" calcext:value-type="float">
            <text:p>3.17934854316313E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665607311992235" calcext:value-type="float">
            <text:p>0.00665607311992235</text:p>
          </table:table-cell>
          <table:table-cell table:style-name="ce3" table:formula="of:=AVERAGE([.C2:.C101])" office:value-type="float" office:value="-9.12073122584822" calcext:value-type="float">
            <text:p>-9.12073122584822</text:p>
          </table:table-cell>
          <table:table-cell table:style-name="ce3" table:formula="of:=AVERAGE([.D2:.D101])" office:value-type="float" office:value="0.00966952704011734" calcext:value-type="float">
            <text:p>0.00966952704011734</text:p>
          </table:table-cell>
          <table:table-cell table:number-columns-repeated="6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6:02:39.976890607</dc:date>
    <meta:editing-duration>PT3H16M45S</meta:editing-duration>
    <meta:editing-cycles>25</meta:editing-cycles>
    <meta:generator>LibreOffice/7.3.7.2$Linux_X86_64 LibreOffice_project/30$Build-2</meta:generator>
    <meta:document-statistic meta:table-count="1" meta:cell-count="408" meta:object-count="0"/>
  </office:meta>
</office:document-meta>
</file>